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77ab" officeooo:paragraph-rsid="001777a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4449" officeooo:paragraph-rsid="001b444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4449" officeooo:paragraph-rsid="0025384c" style:font-weight-asian="bold" style:font-weight-complex="bold"/>
    </style:style>
    <style:style style:name="P4" style:family="paragraph" style:parent-style-name="Standard">
      <style:text-properties fo:font-weight="bold" officeooo:rsid="0029f336" officeooo:paragraph-rsid="0029f336" style:font-weight-asian="bold" style:font-weight-complex="bold"/>
    </style:style>
    <style:style style:name="P5" style:family="paragraph" style:parent-style-name="Standard">
      <style:text-properties fo:font-weight="bold" officeooo:rsid="0029f336" officeooo:paragraph-rsid="002afaf1" style:font-weight-asian="bold" style:font-weight-complex="bold"/>
    </style:style>
    <style:style style:name="P6" style:family="paragraph" style:parent-style-name="Standard">
      <style:text-properties fo:font-weight="bold" officeooo:rsid="0029f336" officeooo:paragraph-rsid="00350f7a" style:font-weight-asian="bold" style:font-weight-complex="bold"/>
    </style:style>
    <style:style style:name="P7" style:family="paragraph" style:parent-style-name="Standard">
      <style:text-properties fo:font-weight="bold" officeooo:rsid="003ab3b7" officeooo:paragraph-rsid="003ab3b7" style:font-weight-asian="bold" style:font-weight-complex="bold"/>
    </style:style>
    <style:style style:name="P8" style:family="paragraph" style:parent-style-name="Standard">
      <style:text-properties fo:font-weight="bold" officeooo:rsid="003d9cab" officeooo:paragraph-rsid="003d9ca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777ab" officeooo:paragraph-rsid="001777ab"/>
    </style:style>
    <style:style style:name="P10" style:family="paragraph" style:parent-style-name="Standard">
      <style:paragraph-properties fo:text-align="justify" style:justify-single-word="false"/>
      <style:text-properties officeooo:rsid="001823b7" officeooo:paragraph-rsid="001823b7"/>
    </style:style>
    <style:style style:name="P11" style:family="paragraph" style:parent-style-name="Standard">
      <style:paragraph-properties fo:text-align="justify" style:justify-single-word="false"/>
      <style:text-properties officeooo:paragraph-rsid="001823b7"/>
    </style:style>
    <style:style style:name="P12" style:family="paragraph" style:parent-style-name="Standard">
      <style:paragraph-properties fo:text-align="justify" style:justify-single-word="false"/>
      <style:text-properties officeooo:paragraph-rsid="001bb635"/>
    </style:style>
    <style:style style:name="P13" style:family="paragraph" style:parent-style-name="Standard">
      <style:paragraph-properties fo:text-align="justify" style:justify-single-word="false"/>
      <style:text-properties officeooo:paragraph-rsid="0020a8ef"/>
    </style:style>
    <style:style style:name="P14" style:family="paragraph" style:parent-style-name="Standard">
      <style:paragraph-properties fo:text-align="justify" style:justify-single-word="false"/>
      <style:text-properties officeooo:paragraph-rsid="00220e95"/>
    </style:style>
    <style:style style:name="P15" style:family="paragraph" style:parent-style-name="Standard">
      <style:paragraph-properties fo:text-align="justify" style:justify-single-word="false"/>
      <style:text-properties officeooo:paragraph-rsid="002364d1"/>
    </style:style>
    <style:style style:name="P16" style:family="paragraph" style:parent-style-name="Standard">
      <style:paragraph-properties fo:text-align="justify" style:justify-single-word="false"/>
      <style:text-properties officeooo:paragraph-rsid="00240109"/>
    </style:style>
    <style:style style:name="P17" style:family="paragraph" style:parent-style-name="Standard">
      <style:paragraph-properties fo:text-align="justify" style:justify-single-word="false"/>
      <style:text-properties officeooo:paragraph-rsid="0027f72b"/>
    </style:style>
    <style:style style:name="P18" style:family="paragraph" style:parent-style-name="Standard">
      <style:paragraph-properties fo:text-align="justify" style:justify-single-word="false"/>
      <style:text-properties officeooo:paragraph-rsid="002928a8"/>
    </style:style>
    <style:style style:name="P19" style:family="paragraph" style:parent-style-name="Standard">
      <style:paragraph-properties fo:text-align="justify" style:justify-single-word="false"/>
      <style:text-properties officeooo:paragraph-rsid="00296a84"/>
    </style:style>
    <style:style style:name="P20" style:family="paragraph" style:parent-style-name="Standard">
      <style:paragraph-properties fo:text-align="justify" style:justify-single-word="false"/>
      <style:text-properties officeooo:paragraph-rsid="0029f336"/>
    </style:style>
    <style:style style:name="P21" style:family="paragraph" style:parent-style-name="Standard">
      <style:paragraph-properties fo:text-align="justify" style:justify-single-word="false"/>
      <style:text-properties officeooo:paragraph-rsid="0036775d"/>
    </style:style>
    <style:style style:name="P22" style:family="paragraph" style:parent-style-name="Standard">
      <style:paragraph-properties fo:text-align="justify" style:justify-single-word="false"/>
      <style:text-properties officeooo:paragraph-rsid="0038babd"/>
    </style:style>
    <style:style style:name="P23" style:family="paragraph" style:parent-style-name="Standard">
      <style:paragraph-properties fo:text-align="justify" style:justify-single-word="false"/>
      <style:text-properties officeooo:paragraph-rsid="0038dbfd"/>
    </style:style>
    <style:style style:name="P24" style:family="paragraph" style:parent-style-name="Standard">
      <style:paragraph-properties fo:text-align="justify" style:justify-single-word="false"/>
      <style:text-properties officeooo:paragraph-rsid="003d9cab"/>
    </style:style>
    <style:style style:name="P25" style:family="paragraph" style:parent-style-name="Standard">
      <style:paragraph-properties fo:text-align="justify" style:justify-single-word="false"/>
      <style:text-properties officeooo:rsid="001da88a" officeooo:paragraph-rsid="001777ab"/>
    </style:style>
    <style:style style:name="P26" style:family="paragraph" style:parent-style-name="Standard">
      <style:paragraph-properties fo:text-align="justify" style:justify-single-word="false"/>
      <style:text-properties officeooo:rsid="001da88a" officeooo:paragraph-rsid="00296a84"/>
    </style:style>
    <style:style style:name="P27" style:family="paragraph" style:parent-style-name="Standard">
      <style:paragraph-properties fo:text-align="justify" style:justify-single-word="false"/>
      <style:text-properties officeooo:rsid="001da88a" officeooo:paragraph-rsid="002afaf1"/>
    </style:style>
    <style:style style:name="P28" style:family="paragraph" style:parent-style-name="Standard">
      <style:paragraph-properties fo:text-align="justify" style:justify-single-word="false"/>
      <style:text-properties officeooo:rsid="001da88a" officeooo:paragraph-rsid="0032bcc6"/>
    </style:style>
    <style:style style:name="P29" style:family="paragraph" style:parent-style-name="Standard">
      <style:paragraph-properties fo:text-align="justify" style:justify-single-word="false"/>
      <style:text-properties officeooo:rsid="001da88a" officeooo:paragraph-rsid="00350f7a"/>
    </style:style>
    <style:style style:name="P30" style:family="paragraph" style:parent-style-name="Standard">
      <style:paragraph-properties fo:text-align="justify" style:justify-single-word="false"/>
      <style:text-properties officeooo:rsid="001da88a" officeooo:paragraph-rsid="0038dbfd"/>
    </style:style>
    <style:style style:name="P31" style:family="paragraph" style:parent-style-name="Standard">
      <style:paragraph-properties fo:text-align="justify" style:justify-single-word="false"/>
      <style:text-properties officeooo:rsid="001da88a" officeooo:paragraph-rsid="003d9cab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ee1bf" officeooo:paragraph-rsid="001777ab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ee1bf" officeooo:paragraph-rsid="00220e95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ee1bf" officeooo:paragraph-rsid="002364d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ee1bf" officeooo:paragraph-rsid="0025384c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ee1bf" officeooo:paragraph-rsid="0026a0f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ee1bf" officeooo:paragraph-rsid="00296a84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ee1bf" officeooo:paragraph-rsid="002afaf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ee1bf" officeooo:paragraph-rsid="0032bcc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ee1bf" officeooo:paragraph-rsid="0038dbf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b4449" officeooo:paragraph-rsid="001b4449" style:font-weight-asian="normal" style:font-weight-complex="normal"/>
    </style:style>
    <style:style style:name="P42" style:family="paragraph" style:parent-style-name="Standard">
      <style:text-properties fo:font-weight="normal" officeooo:rsid="001777ab" officeooo:paragraph-rsid="001777ab" fo:background-color="#ffff00" style:font-weight-asian="normal" style:font-weight-complex="normal"/>
    </style:style>
    <style:style style:name="P43" style:family="paragraph" style:parent-style-name="Standard">
      <style:text-properties fo:font-weight="normal" officeooo:rsid="001777ab" officeooo:paragraph-rsid="00296a84" fo:background-color="#ffff00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1b4449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11dcd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364d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5384c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en" fo:country="US" fo:font-weight="normal" officeooo:rsid="00240109" officeooo:paragraph-rsid="0024010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1bb635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0a8ef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364d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5384c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language="en" fo:country="US" fo:font-weight="bold" officeooo:rsid="001ee1bf" officeooo:paragraph-rsid="001b4449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language="en" fo:country="US" fo:font-weight="bold" officeooo:rsid="0020a8ef" officeooo:paragraph-rsid="0020a8ef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language="en" fo:country="US" fo:font-weight="bold" officeooo:rsid="0020a8ef" officeooo:paragraph-rsid="002364d1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language="en" fo:country="US" fo:font-weight="bold" officeooo:rsid="0027f72b" officeooo:paragraph-rsid="0027f72b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language="en" fo:country="US" officeooo:rsid="0036775d" officeooo:paragraph-rsid="0036775d"/>
    </style:style>
    <style:style style:name="P58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ee1bf" officeooo:paragraph-rsid="001b4449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ee1bf" officeooo:paragraph-rsid="001bb635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11dc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364d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5384c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20e95" officeooo:paragraph-rsid="00220e95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40109" officeooo:paragraph-rsid="00240109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7f72b" officeooo:paragraph-rsid="0027f72b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1ee1bf" officeooo:paragraph-rsid="001bb635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1d6452" officeooo:paragraph-rsid="001bb635" style:font-weight-asian="normal" style:font-weight-complex="normal"/>
    </style:style>
    <style:style style:name="P68" style:family="paragraph" style:parent-style-name="Standard">
      <style:text-properties officeooo:paragraph-rsid="00296a84"/>
    </style:style>
    <style:style style:name="P69" style:family="paragraph" style:parent-style-name="Standard">
      <style:text-properties officeooo:paragraph-rsid="002afaf1"/>
    </style:style>
    <style:style style:name="P70" style:family="paragraph" style:parent-style-name="Standard">
      <style:paragraph-properties fo:text-align="justify" style:justify-single-word="false"/>
      <style:text-properties officeooo:rsid="002bde1a" officeooo:paragraph-rsid="002d5c1b"/>
    </style:style>
    <style:style style:name="P71" style:family="paragraph" style:parent-style-name="Standard">
      <style:paragraph-properties fo:text-align="justify" style:justify-single-word="false"/>
      <style:text-properties officeooo:rsid="002bde1a" officeooo:paragraph-rsid="002ef5c2"/>
    </style:style>
    <style:style style:name="P72" style:family="paragraph" style:parent-style-name="Standard">
      <style:paragraph-properties fo:text-align="justify" style:justify-single-word="false"/>
      <style:text-properties officeooo:rsid="0031132d" officeooo:paragraph-rsid="0031132d"/>
    </style:style>
    <style:style style:name="P73" style:family="paragraph" style:parent-style-name="Standard">
      <style:text-properties officeooo:paragraph-rsid="0032bcc6"/>
    </style:style>
    <style:style style:name="P74" style:family="paragraph" style:parent-style-name="Standard">
      <style:text-properties officeooo:paragraph-rsid="0038dbfd"/>
    </style:style>
    <style:style style:name="P75" style:family="paragraph" style:parent-style-name="Standard">
      <style:paragraph-properties fo:text-align="justify" style:justify-single-word="false"/>
      <style:text-properties officeooo:rsid="003ab3b7" officeooo:paragraph-rsid="003ab3b7"/>
    </style:style>
    <style:style style:name="P76" style:family="paragraph" style:parent-style-name="Standard">
      <style:paragraph-properties fo:text-align="justify" style:justify-single-word="false"/>
      <style:text-properties officeooo:rsid="003ab3b7" officeooo:paragraph-rsid="003d9cab"/>
    </style:style>
    <style:style style:name="P77" style:family="paragraph" style:parent-style-name="Standard">
      <style:paragraph-properties fo:text-align="justify" style:justify-single-word="false"/>
      <style:text-properties officeooo:rsid="003ab3b7" officeooo:paragraph-rsid="003f5a1f"/>
    </style:style>
    <style:style style:name="P78" style:family="paragraph" style:parent-style-name="Standard">
      <style:text-properties officeooo:paragraph-rsid="003d9cab"/>
    </style:style>
    <style:style style:name="P79" style:family="paragraph" style:parent-style-name="Standard">
      <style:paragraph-properties fo:text-align="justify" style:justify-single-word="false"/>
      <style:text-properties officeooo:rsid="0036775d" officeooo:paragraph-rsid="0036775d"/>
    </style:style>
    <style:style style:name="P80" style:family="paragraph" style:parent-style-name="Standard">
      <style:paragraph-properties fo:text-align="justify" style:justify-single-word="false"/>
      <style:text-properties officeooo:rsid="00401c1e" officeooo:paragraph-rsid="00401c1e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1ee1bf" officeooo:paragraph-rsid="003d9cab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1ee1bf" officeooo:paragraph-rsid="0041ff3e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1ee1bf" officeooo:paragraph-rsid="005d15c4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04bb4c0" officeooo:paragraph-rsid="004bb4c0" style:font-weight-asian="normal" style:font-weight-complex="normal"/>
    </style:style>
    <style:style style:name="P85" style:family="paragraph" style:parent-style-name="Standard">
      <style:text-properties fo:font-weight="normal" officeooo:rsid="001777ab" officeooo:paragraph-rsid="0041ff3e" fo:background-color="#ffff00" style:font-weight-asian="normal" style:font-weight-complex="normal"/>
    </style:style>
    <style:style style:name="P86" style:family="paragraph" style:parent-style-name="Standard">
      <style:text-properties fo:font-weight="normal" officeooo:rsid="001777ab" officeooo:paragraph-rsid="00586273" fo:background-color="#ffff00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weight="normal" officeooo:rsid="001ee1bf" officeooo:paragraph-rsid="0041ff3e" fo:background-color="transparent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weight="normal" officeooo:rsid="001ee1bf" officeooo:paragraph-rsid="0043d394" fo:background-color="transparent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01ee1bf" officeooo:paragraph-rsid="004bb4c0" fo:background-color="transparent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01ee1bf" officeooo:paragraph-rsid="005130d9" fo:background-color="transparent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1ee1bf" officeooo:paragraph-rsid="00566005" fo:background-color="transparent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1ee1bf" officeooo:paragraph-rsid="00586273" fo:background-color="transparent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1ee1bf" officeooo:paragraph-rsid="005e4b04" fo:background-color="transparent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weight="normal" officeooo:rsid="001ee1bf" officeooo:paragraph-rsid="005fae2b" fo:background-color="transparent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weight="normal" officeooo:rsid="001ee1bf" officeooo:paragraph-rsid="00623999" fo:background-color="transparent" style:font-weight-asian="normal" style:font-weight-complex="normal"/>
    </style:style>
    <style:style style:name="P96" style:family="paragraph" style:parent-style-name="Standard">
      <style:text-properties fo:font-weight="bold" officeooo:rsid="001777ab" officeooo:paragraph-rsid="0041ff3e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1777ab" officeooo:paragraph-rsid="0048a335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weight="bold" officeooo:rsid="001777ab" officeooo:paragraph-rsid="004bb4c0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weight="bold" officeooo:rsid="001777ab" officeooo:paragraph-rsid="005130d9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weight="bold" officeooo:rsid="001777ab" officeooo:paragraph-rsid="00566005" style:font-weight-asian="bold" style:font-weight-complex="bold"/>
    </style:style>
    <style:style style:name="P101" style:family="paragraph" style:parent-style-name="Standard">
      <style:text-properties fo:font-weight="bold" officeooo:rsid="001777ab" officeooo:paragraph-rsid="00586273" style:font-weight-asian="bold" style:font-weight-complex="bold"/>
    </style:style>
    <style:style style:name="P102" style:family="paragraph" style:parent-style-name="Standard">
      <style:text-properties fo:font-weight="bold" officeooo:rsid="001777ab" officeooo:paragraph-rsid="005d15c4" style:font-weight-asian="bold" style:font-weight-complex="bold"/>
    </style:style>
    <style:style style:name="P103" style:family="paragraph" style:parent-style-name="Standard">
      <style:text-properties fo:font-weight="bold" officeooo:rsid="001777ab" officeooo:paragraph-rsid="005e4b04" style:font-weight-asian="bold" style:font-weight-complex="bold"/>
    </style:style>
    <style:style style:name="P104" style:family="paragraph" style:parent-style-name="Standard">
      <style:text-properties fo:font-weight="bold" officeooo:rsid="001777ab" officeooo:paragraph-rsid="005fae2b" style:font-weight-asian="bold" style:font-weight-complex="bold"/>
    </style:style>
    <style:style style:name="P105" style:family="paragraph" style:parent-style-name="Standard">
      <style:text-properties fo:font-weight="bold" officeooo:rsid="001777ab" officeooo:paragraph-rsid="00650074" style:font-weight-asian="bold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weight="bold" officeooo:rsid="0058e374" officeooo:paragraph-rsid="0017c5dd" fo:background-color="transparent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officeooo:rsid="001da88a" officeooo:paragraph-rsid="0041ff3e"/>
    </style:style>
    <style:style style:name="P108" style:family="paragraph" style:parent-style-name="Standard">
      <style:paragraph-properties fo:text-align="justify" style:justify-single-word="false"/>
      <style:text-properties officeooo:rsid="001da88a" officeooo:paragraph-rsid="0043d394"/>
    </style:style>
    <style:style style:name="P109" style:family="paragraph" style:parent-style-name="Standard">
      <style:paragraph-properties fo:text-align="justify" style:justify-single-word="false"/>
      <style:text-properties officeooo:rsid="001da88a" officeooo:paragraph-rsid="004bb4c0"/>
    </style:style>
    <style:style style:name="P110" style:family="paragraph" style:parent-style-name="Standard">
      <style:paragraph-properties fo:text-align="justify" style:justify-single-word="false"/>
      <style:text-properties officeooo:rsid="001da88a" officeooo:paragraph-rsid="005130d9"/>
    </style:style>
    <style:style style:name="P111" style:family="paragraph" style:parent-style-name="Standard">
      <style:paragraph-properties fo:text-align="justify" style:justify-single-word="false"/>
      <style:text-properties officeooo:rsid="001da88a" officeooo:paragraph-rsid="00566005"/>
    </style:style>
    <style:style style:name="P112" style:family="paragraph" style:parent-style-name="Standard">
      <style:paragraph-properties fo:text-align="justify" style:justify-single-word="false"/>
      <style:text-properties officeooo:rsid="001da88a" officeooo:paragraph-rsid="00586273"/>
    </style:style>
    <style:style style:name="P113" style:family="paragraph" style:parent-style-name="Standard">
      <style:paragraph-properties fo:text-align="justify" style:justify-single-word="false"/>
      <style:text-properties officeooo:rsid="001da88a" officeooo:paragraph-rsid="005d15c4"/>
    </style:style>
    <style:style style:name="P114" style:family="paragraph" style:parent-style-name="Standard">
      <style:paragraph-properties fo:text-align="justify" style:justify-single-word="false"/>
      <style:text-properties officeooo:rsid="001da88a" officeooo:paragraph-rsid="005e4b04"/>
    </style:style>
    <style:style style:name="P115" style:family="paragraph" style:parent-style-name="Standard">
      <style:paragraph-properties fo:text-align="justify" style:justify-single-word="false"/>
      <style:text-properties officeooo:rsid="001da88a" officeooo:paragraph-rsid="005fae2b"/>
    </style:style>
    <style:style style:name="P116" style:family="paragraph" style:parent-style-name="Standard">
      <style:paragraph-properties fo:text-align="justify" style:justify-single-word="false"/>
      <style:text-properties officeooo:rsid="001da88a" officeooo:paragraph-rsid="00623999"/>
    </style:style>
    <style:style style:name="P117" style:family="paragraph" style:parent-style-name="Standard">
      <style:paragraph-properties fo:text-align="justify" style:justify-single-word="false"/>
      <style:text-properties officeooo:paragraph-rsid="004351ab"/>
    </style:style>
    <style:style style:name="P118" style:family="paragraph" style:parent-style-name="Standard">
      <style:paragraph-properties fo:text-align="justify" style:justify-single-word="false"/>
      <style:text-properties officeooo:paragraph-rsid="0043d394"/>
    </style:style>
    <style:style style:name="P119" style:family="paragraph" style:parent-style-name="Standard">
      <style:paragraph-properties fo:text-align="justify" style:justify-single-word="false"/>
      <style:text-properties officeooo:paragraph-rsid="0045c272"/>
    </style:style>
    <style:style style:name="P120" style:family="paragraph" style:parent-style-name="Standard">
      <style:paragraph-properties fo:text-align="justify" style:justify-single-word="false"/>
      <style:text-properties officeooo:paragraph-rsid="004bb4c0"/>
    </style:style>
    <style:style style:name="P121" style:family="paragraph" style:parent-style-name="Standard">
      <style:paragraph-properties fo:text-align="justify" style:justify-single-word="false"/>
      <style:text-properties officeooo:paragraph-rsid="005130d9"/>
    </style:style>
    <style:style style:name="P122" style:family="paragraph" style:parent-style-name="Standard">
      <style:paragraph-properties fo:text-align="justify" style:justify-single-word="false"/>
      <style:text-properties officeooo:paragraph-rsid="0053c05e"/>
    </style:style>
    <style:style style:name="P123" style:family="paragraph" style:parent-style-name="Standard">
      <style:paragraph-properties fo:text-align="justify" style:justify-single-word="false"/>
      <style:text-properties officeooo:paragraph-rsid="00548e4d"/>
    </style:style>
    <style:style style:name="P124" style:family="paragraph" style:parent-style-name="Standard">
      <style:paragraph-properties fo:text-align="justify" style:justify-single-word="false"/>
      <style:text-properties officeooo:paragraph-rsid="00566005"/>
    </style:style>
    <style:style style:name="P125" style:family="paragraph" style:parent-style-name="Standard">
      <style:paragraph-properties fo:text-align="justify" style:justify-single-word="false"/>
      <style:text-properties officeooo:paragraph-rsid="0059624d"/>
    </style:style>
    <style:style style:name="P126" style:family="paragraph" style:parent-style-name="Standard">
      <style:paragraph-properties fo:text-align="justify" style:justify-single-word="false"/>
      <style:text-properties officeooo:paragraph-rsid="005bc048"/>
    </style:style>
    <style:style style:name="P127" style:family="paragraph" style:parent-style-name="Standard">
      <style:paragraph-properties fo:text-align="justify" style:justify-single-word="false"/>
      <style:text-properties officeooo:paragraph-rsid="005fae2b"/>
    </style:style>
    <style:style style:name="P128" style:family="paragraph" style:parent-style-name="Standard">
      <style:paragraph-properties fo:text-align="justify" style:justify-single-word="false"/>
      <style:text-properties officeooo:paragraph-rsid="00602de4"/>
    </style:style>
    <style:style style:name="P129" style:family="paragraph" style:parent-style-name="Standard">
      <style:paragraph-properties fo:text-align="justify" style:justify-single-word="false"/>
      <style:text-properties officeooo:paragraph-rsid="00623999"/>
    </style:style>
    <style:style style:name="P130" style:family="paragraph" style:parent-style-name="Standard">
      <style:paragraph-properties fo:text-align="justify" style:justify-single-word="false"/>
      <style:text-properties officeooo:paragraph-rsid="00645e5e"/>
    </style:style>
    <style:style style:name="P131" style:family="paragraph" style:parent-style-name="Standard">
      <style:text-properties officeooo:paragraph-rsid="0041ff3e"/>
    </style:style>
    <style:style style:name="P132" style:family="paragraph" style:parent-style-name="Standard">
      <style:paragraph-properties fo:text-align="justify" style:justify-single-word="false"/>
      <style:text-properties officeooo:rsid="001da88a" officeooo:paragraph-rsid="0041ff3e" fo:background-color="transparent"/>
    </style:style>
    <style:style style:name="P133" style:family="paragraph" style:parent-style-name="Standard">
      <style:paragraph-properties fo:text-align="justify" style:justify-single-word="false"/>
      <style:text-properties officeooo:rsid="001da88a" officeooo:paragraph-rsid="0043d394" fo:background-color="transparent"/>
    </style:style>
    <style:style style:name="P134" style:family="paragraph" style:parent-style-name="Standard">
      <style:paragraph-properties fo:text-align="justify" style:justify-single-word="false"/>
      <style:text-properties officeooo:rsid="001da88a" officeooo:paragraph-rsid="00586273" fo:background-color="transparent"/>
    </style:style>
    <style:style style:name="P135" style:family="paragraph" style:parent-style-name="Standard">
      <style:paragraph-properties fo:text-align="justify" style:justify-single-word="false"/>
      <style:text-properties officeooo:rsid="001da88a" officeooo:paragraph-rsid="005d15c4" fo:background-color="transparent"/>
    </style:style>
    <style:style style:name="P136" style:family="paragraph" style:parent-style-name="Standard">
      <style:paragraph-properties fo:text-align="justify" style:justify-single-word="false"/>
      <style:text-properties officeooo:rsid="001da88a" officeooo:paragraph-rsid="005e4b04" fo:background-color="transparent"/>
    </style:style>
    <style:style style:name="P137" style:family="paragraph" style:parent-style-name="Standard">
      <style:paragraph-properties fo:text-align="justify" style:justify-single-word="false"/>
      <style:text-properties officeooo:rsid="001da88a" officeooo:paragraph-rsid="005fae2b" fo:background-color="transparent"/>
    </style:style>
    <style:style style:name="P138" style:family="paragraph" style:parent-style-name="Standard">
      <style:paragraph-properties fo:text-align="justify" style:justify-single-word="false"/>
      <style:text-properties officeooo:rsid="001da88a" officeooo:paragraph-rsid="00623999" fo:background-color="transparent"/>
    </style:style>
    <style:style style:name="P139" style:family="paragraph" style:parent-style-name="Standard">
      <style:paragraph-properties fo:text-align="justify" style:justify-single-word="false"/>
      <style:text-properties officeooo:rsid="004351ab" officeooo:paragraph-rsid="004351ab"/>
    </style:style>
    <style:style style:name="P140" style:family="paragraph" style:parent-style-name="Standard">
      <style:text-properties officeooo:paragraph-rsid="0043d394"/>
    </style:style>
    <style:style style:name="P141" style:family="paragraph" style:parent-style-name="Standard">
      <style:paragraph-properties fo:text-align="justify" style:justify-single-word="false"/>
      <style:text-properties officeooo:rsid="0045c272" officeooo:paragraph-rsid="0045c272"/>
    </style:style>
    <style:style style:name="P142" style:family="paragraph" style:parent-style-name="Standard">
      <style:text-properties officeooo:paragraph-rsid="004bb4c0"/>
    </style:style>
    <style:style style:name="P143" style:family="paragraph" style:parent-style-name="Standard">
      <style:paragraph-properties fo:text-align="justify" style:justify-single-word="false"/>
      <style:text-properties officeooo:rsid="004d68e1" officeooo:paragraph-rsid="004d68e1"/>
    </style:style>
    <style:style style:name="P144" style:family="paragraph" style:parent-style-name="Standard">
      <style:paragraph-properties fo:text-align="justify" style:justify-single-word="false"/>
      <style:text-properties officeooo:rsid="004d68e1" officeooo:paragraph-rsid="005130d9"/>
    </style:style>
    <style:style style:name="P145" style:family="paragraph" style:parent-style-name="Standard">
      <style:paragraph-properties fo:text-align="justify" style:justify-single-word="false"/>
      <style:text-properties officeooo:rsid="004d68e1" officeooo:paragraph-rsid="00566005"/>
    </style:style>
    <style:style style:name="P146" style:family="paragraph" style:parent-style-name="Standard">
      <style:paragraph-properties fo:text-align="justify" style:justify-single-word="false"/>
      <style:text-properties officeooo:rsid="004f3b98" officeooo:paragraph-rsid="004f3b98"/>
    </style:style>
    <style:style style:name="P147" style:family="paragraph" style:parent-style-name="Standard">
      <style:text-properties officeooo:paragraph-rsid="005130d9"/>
    </style:style>
    <style:style style:name="P148" style:family="paragraph" style:parent-style-name="Standard">
      <style:text-properties officeooo:paragraph-rsid="00566005"/>
    </style:style>
    <style:style style:name="P149" style:family="paragraph" style:parent-style-name="Standard">
      <style:paragraph-properties fo:text-align="justify" style:justify-single-word="false"/>
      <style:text-properties officeooo:rsid="00566d73" officeooo:paragraph-rsid="00566d73"/>
    </style:style>
    <style:style style:name="P150" style:family="paragraph" style:parent-style-name="Standard">
      <style:paragraph-properties fo:text-align="justify" style:justify-single-word="false"/>
      <style:text-properties officeooo:rsid="0056f1b2" officeooo:paragraph-rsid="0056f1b2"/>
    </style:style>
    <style:style style:name="P151" style:family="paragraph" style:parent-style-name="Standard">
      <style:paragraph-properties fo:text-align="justify" style:justify-single-word="false"/>
      <style:text-properties officeooo:rsid="00586273" officeooo:paragraph-rsid="00586273"/>
    </style:style>
    <style:style style:name="P152" style:family="paragraph" style:parent-style-name="Standard">
      <style:text-properties officeooo:paragraph-rsid="00586273"/>
    </style:style>
    <style:style style:name="P153" style:family="paragraph" style:parent-style-name="Standard">
      <style:paragraph-properties fo:text-align="justify" style:justify-single-word="false"/>
      <style:text-properties officeooo:rsid="0059624d" officeooo:paragraph-rsid="0059624d"/>
    </style:style>
    <style:style style:name="P154" style:family="paragraph" style:parent-style-name="Standard">
      <style:text-properties officeooo:paragraph-rsid="005d15c4"/>
    </style:style>
    <style:style style:name="P155" style:family="paragraph" style:parent-style-name="Standard">
      <style:paragraph-properties fo:text-align="justify" style:justify-single-word="false"/>
      <style:text-properties officeooo:rsid="005d15c4" officeooo:paragraph-rsid="005d15c4"/>
    </style:style>
    <style:style style:name="P156" style:family="paragraph" style:parent-style-name="Standard">
      <style:paragraph-properties fo:text-align="justify" style:justify-single-word="false"/>
      <style:text-properties officeooo:rsid="005d15c4" officeooo:paragraph-rsid="005e4b04"/>
    </style:style>
    <style:style style:name="P157" style:family="paragraph" style:parent-style-name="Standard">
      <style:paragraph-properties fo:text-align="justify" style:justify-single-word="false"/>
      <style:text-properties officeooo:rsid="005d43b0" officeooo:paragraph-rsid="005d43b0"/>
    </style:style>
    <style:style style:name="P158" style:family="paragraph" style:parent-style-name="Standard">
      <style:text-properties officeooo:paragraph-rsid="005e4b04"/>
    </style:style>
    <style:style style:name="P159" style:family="paragraph" style:parent-style-name="Standard">
      <style:paragraph-properties fo:text-align="justify" style:justify-single-word="false"/>
      <style:text-properties officeooo:rsid="005f1c6a" officeooo:paragraph-rsid="005f1c6a"/>
    </style:style>
    <style:style style:name="P160" style:family="paragraph" style:parent-style-name="Standard">
      <style:text-properties officeooo:paragraph-rsid="005fae2b"/>
    </style:style>
    <style:style style:name="P161" style:family="paragraph" style:parent-style-name="Standard">
      <style:text-properties officeooo:paragraph-rsid="00623999"/>
    </style:style>
    <style:style style:name="P162" style:family="paragraph" style:parent-style-name="Standard">
      <style:paragraph-properties fo:text-align="justify" style:justify-single-word="false"/>
      <style:text-properties officeooo:rsid="0062c335" officeooo:paragraph-rsid="0062c335"/>
    </style:style>
    <style:style style:name="P163" style:family="paragraph" style:parent-style-name="Standard">
      <style:paragraph-properties fo:text-align="justify" style:justify-single-word="false"/>
      <style:text-properties officeooo:rsid="0062c335" officeooo:paragraph-rsid="00650074"/>
    </style:style>
    <style:style style:name="T1" style:family="text">
      <style:text-properties officeooo:rsid="001777ab"/>
    </style:style>
    <style:style style:name="T2" style:family="text">
      <style:text-properties officeooo:rsid="001da88a"/>
    </style:style>
    <style:style style:name="T3" style:family="text">
      <style:text-properties officeooo:rsid="001823b7"/>
    </style:style>
    <style:style style:name="T4" style:family="text">
      <style:text-properties officeooo:rsid="0019c57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officeooo:rsid="001ee1bf" style:font-weight-asian="normal" style:font-weight-complex="normal"/>
    </style:style>
    <style:style style:name="T7" style:family="text">
      <style:text-properties fo:language="en" fo:country="US" fo:font-weight="normal" officeooo:rsid="001b4449" style:font-weight-asian="normal" style:font-weight-complex="normal"/>
    </style:style>
    <style:style style:name="T8" style:family="text">
      <style:text-properties fo:language="en" fo:country="US" fo:font-weight="normal" officeooo:rsid="001da88a" style:font-weight-asian="normal" style:font-weight-complex="normal"/>
    </style:style>
    <style:style style:name="T9" style:family="text">
      <style:text-properties fo:language="en" fo:country="US" fo:font-weight="normal" officeooo:rsid="001777ab" style:font-weight-asian="normal" style:font-weight-complex="normal"/>
    </style:style>
    <style:style style:name="T10" style:family="text">
      <style:text-properties fo:language="en" fo:country="US" officeooo:rsid="0036775d"/>
    </style:style>
    <style:style style:name="T11" style:family="text">
      <style:text-properties fo:language="en" fo:country="US" officeooo:rsid="0053c05e"/>
    </style:style>
    <style:style style:name="T12" style:family="text">
      <style:text-properties fo:language="en" fo:country="US" officeooo:rsid="00548e4d"/>
    </style:style>
    <style:style style:name="T13" style:family="text">
      <style:text-properties fo:language="en" fo:country="US" officeooo:rsid="00566005"/>
    </style:style>
    <style:style style:name="T14" style:family="text">
      <style:text-properties fo:language="en" fo:country="US" officeooo:rsid="0056f1b2"/>
    </style:style>
    <style:style style:name="T15" style:family="text">
      <style:text-properties fo:language="en" fo:country="US" officeooo:rsid="00576ec9"/>
    </style:style>
    <style:style style:name="T16" style:family="text">
      <style:text-properties fo:language="en" fo:country="US" officeooo:rsid="00586273"/>
    </style:style>
    <style:style style:name="T17" style:family="text">
      <style:text-properties fo:language="en" fo:country="US" officeooo:rsid="005d15c4"/>
    </style:style>
    <style:style style:name="T18" style:family="text">
      <style:text-properties fo:language="en" fo:country="US" officeooo:rsid="005e4b04"/>
    </style:style>
    <style:style style:name="T19" style:family="text">
      <style:text-properties fo:language="en" fo:country="US" officeooo:rsid="005f1c6a"/>
    </style:style>
    <style:style style:name="T20" style:family="text">
      <style:text-properties fo:language="en" fo:country="US" officeooo:rsid="00602568"/>
    </style:style>
    <style:style style:name="T21" style:family="text">
      <style:text-properties fo:language="en" fo:country="US" officeooo:rsid="00602de4"/>
    </style:style>
    <style:style style:name="T22" style:family="text">
      <style:text-properties fo:language="en" fo:country="US" officeooo:rsid="0060ca84"/>
    </style:style>
    <style:style style:name="T23" style:family="text">
      <style:text-properties fo:language="en" fo:country="US" officeooo:rsid="0062c335"/>
    </style:style>
    <style:style style:name="T24" style:family="text">
      <style:text-properties fo:language="en" fo:country="US" officeooo:rsid="00645e5e"/>
    </style:style>
    <style:style style:name="T25" style:family="text">
      <style:text-properties fo:language="en" fo:country="US" officeooo:rsid="00650074"/>
    </style:style>
    <style:style style:name="T26" style:family="text">
      <style:text-properties fo:font-size="12pt"/>
    </style:style>
    <style:style style:name="T27" style:family="text">
      <style:text-properties fo:font-size="12pt" officeooo:rsid="001bb635"/>
    </style:style>
    <style:style style:name="T28" style:family="text">
      <style:text-properties fo:font-size="12pt" officeooo:rsid="001d6452"/>
    </style:style>
    <style:style style:name="T29" style:family="text">
      <style:text-properties fo:font-size="12pt" officeooo:rsid="001fdc46"/>
    </style:style>
    <style:style style:name="T30" style:family="text">
      <style:text-properties fo:font-size="12pt" officeooo:rsid="0020a8ef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language="en" fo:country="US" fo:font-weight="normal" officeooo:rsid="001ee1bf" style:font-weight-asian="normal" style:font-weight-complex="normal"/>
    </style:style>
    <style:style style:name="T33" style:family="text">
      <style:text-properties style:font-name="Liberation Serif" fo:language="en" fo:country="US" fo:font-weight="normal" officeooo:rsid="00211dcd" style:font-weight-asian="normal" style:font-weight-complex="normal"/>
    </style:style>
    <style:style style:name="T34" style:family="text">
      <style:text-properties style:font-name="Liberation Serif" fo:language="en" fo:country="US" fo:font-weight="normal" officeooo:rsid="001da88a" style:font-weight-asian="normal" style:font-weight-complex="normal"/>
    </style:style>
    <style:style style:name="T35" style:family="text">
      <style:text-properties style:font-name="Liberation Serif" fo:language="en" fo:country="US" fo:font-weight="normal" officeooo:rsid="00220e95" style:font-weight-asian="normal" style:font-weight-complex="normal"/>
    </style:style>
    <style:style style:name="T36" style:family="text">
      <style:text-properties style:font-name="Liberation Serif" fo:language="en" fo:country="US" fo:font-weight="normal" officeooo:rsid="002364d1" style:font-weight-asian="normal" style:font-weight-complex="normal"/>
    </style:style>
    <style:style style:name="T37" style:family="text">
      <style:text-properties style:font-name="Liberation Serif" fo:language="en" fo:country="US" fo:font-weight="normal" officeooo:rsid="00240109" style:font-weight-asian="normal" style:font-weight-complex="normal"/>
    </style:style>
    <style:style style:name="T38" style:family="text">
      <style:text-properties style:font-name="Liberation Serif" fo:language="en" fo:country="US" fo:font-weight="normal" officeooo:rsid="0025384c" style:font-weight-asian="normal" style:font-weight-complex="normal"/>
    </style:style>
    <style:style style:name="T39" style:family="text">
      <style:text-properties style:font-name="Liberation Serif" fo:language="en" fo:country="US" fo:font-weight="normal" officeooo:rsid="0027f72b" style:font-weight-asian="normal" style:font-weight-complex="normal"/>
    </style:style>
    <style:style style:name="T40" style:family="text">
      <style:text-properties style:font-name="Liberation Serif" fo:language="en" fo:country="US" fo:font-weight="normal" officeooo:rsid="002928a8" style:font-weight-asian="normal" style:font-weight-complex="normal"/>
    </style:style>
    <style:style style:name="T41" style:family="text">
      <style:text-properties style:font-name="Liberation Serif" fo:language="en" fo:country="US" fo:font-weight="normal" officeooo:rsid="00296a84" style:font-weight-asian="normal" style:font-weight-complex="normal"/>
    </style:style>
    <style:style style:name="T42" style:family="text">
      <style:text-properties style:font-name="Liberation Serif" fo:font-size="12pt" fo:language="en" fo:country="US" fo:font-weight="normal" officeooo:rsid="001d6452" style:font-weight-asian="normal" style:font-weight-complex="normal"/>
    </style:style>
    <style:style style:name="T43" style:family="text">
      <style:text-properties style:font-name="Liberation Serif" fo:font-size="12pt" fo:language="en" fo:country="US" fo:font-weight="normal" officeooo:rsid="001ea985" style:font-weight-asian="normal" style:font-weight-complex="normal"/>
    </style:style>
    <style:style style:name="T44" style:family="text">
      <style:text-properties style:font-name="Liberation Serif" fo:font-size="12pt" fo:language="en" fo:country="US" fo:font-weight="normal" officeooo:rsid="001fdc46" style:font-weight-asian="normal" style:font-weight-complex="normal"/>
    </style:style>
    <style:style style:name="T45" style:family="text">
      <style:text-properties style:font-name="Liberation Serif" fo:font-size="12pt" fo:language="en" fo:country="US" fo:font-weight="normal" officeooo:rsid="001ee1bf" style:font-weight-asian="normal" style:font-weight-complex="normal"/>
    </style:style>
    <style:style style:name="T46" style:family="text">
      <style:text-properties style:font-name="Liberation Serif" fo:font-size="12pt" fo:language="en" fo:country="US" fo:font-weight="normal" officeooo:rsid="0020a8ef" style:font-weight-asian="normal" style:font-weight-complex="normal"/>
    </style:style>
    <style:style style:name="T47" style:family="text">
      <style:text-properties style:font-name="Liberation Serif" officeooo:rsid="001da88a"/>
    </style:style>
    <style:style style:name="T48" style:family="text">
      <style:text-properties style:font-name="Liberation Serif" officeooo:rsid="00211dcd"/>
    </style:style>
    <style:style style:name="T49" style:family="text">
      <style:text-properties style:font-name="Liberation Serif" officeooo:rsid="0020a8ef"/>
    </style:style>
    <style:style style:name="T50" style:family="text">
      <style:text-properties style:font-name="Liberation Serif" officeooo:rsid="00240109"/>
    </style:style>
    <style:style style:name="T51" style:family="text">
      <style:text-properties style:font-name="Liberation Serif" officeooo:rsid="0025384c"/>
    </style:style>
    <style:style style:name="T52" style:family="text">
      <style:text-properties style:font-name="Liberation Serif" officeooo:rsid="0027f72b"/>
    </style:style>
    <style:style style:name="T53" style:family="text">
      <style:text-properties officeooo:rsid="00211dcd"/>
    </style:style>
    <style:style style:name="T54" style:family="text">
      <style:text-properties officeooo:rsid="00220e95"/>
    </style:style>
    <style:style style:name="T55" style:family="text">
      <style:text-properties officeooo:rsid="0025384c"/>
    </style:style>
    <style:style style:name="T56" style:family="text">
      <style:text-properties officeooo:rsid="0026a0f6"/>
    </style:style>
    <style:style style:name="T57" style:family="text">
      <style:text-properties officeooo:rsid="0027f72b"/>
    </style:style>
    <style:style style:name="T58" style:family="text">
      <style:text-properties officeooo:rsid="00296a84"/>
    </style:style>
    <style:style style:name="T59" style:family="text">
      <style:text-properties officeooo:rsid="0029f336"/>
    </style:style>
    <style:style style:name="T60" style:family="text">
      <style:text-properties officeooo:rsid="002a5978"/>
    </style:style>
    <style:style style:name="T61" style:family="text">
      <style:text-properties officeooo:rsid="002afaf1"/>
    </style:style>
    <style:style style:name="T62" style:family="text">
      <style:text-properties officeooo:rsid="002bde1a"/>
    </style:style>
    <style:style style:name="T63" style:family="text">
      <style:text-properties officeooo:rsid="002ef5c2"/>
    </style:style>
    <style:style style:name="T64" style:family="text">
      <style:text-properties officeooo:rsid="002f9c4f"/>
    </style:style>
    <style:style style:name="T65" style:family="text">
      <style:text-properties officeooo:rsid="0031132d"/>
    </style:style>
    <style:style style:name="T66" style:family="text">
      <style:text-properties officeooo:rsid="003432a4"/>
    </style:style>
    <style:style style:name="T67" style:family="text">
      <style:text-properties officeooo:rsid="00350f7a"/>
    </style:style>
    <style:style style:name="T68" style:family="text">
      <style:text-properties officeooo:rsid="0036775d"/>
    </style:style>
    <style:style style:name="T69" style:family="text">
      <style:text-properties officeooo:rsid="0038755a"/>
    </style:style>
    <style:style style:name="T70" style:family="text">
      <style:text-properties officeooo:rsid="0038babd"/>
    </style:style>
    <style:style style:name="T71" style:family="text">
      <style:text-properties officeooo:rsid="0038dbfd"/>
    </style:style>
    <style:style style:name="T72" style:family="text">
      <style:text-properties officeooo:rsid="003ab3b7"/>
    </style:style>
    <style:style style:name="T73" style:family="text">
      <style:text-properties officeooo:rsid="003ba2ff"/>
    </style:style>
    <style:style style:name="T74" style:family="text">
      <style:text-properties officeooo:rsid="003d9cab"/>
    </style:style>
    <style:style style:name="T75" style:family="text">
      <style:text-properties officeooo:rsid="003ee064"/>
    </style:style>
    <style:style style:name="T76" style:family="text">
      <style:text-properties officeooo:rsid="003f5a1f"/>
    </style:style>
    <style:style style:name="T77" style:family="text">
      <style:text-properties officeooo:rsid="00401c1e"/>
    </style:style>
    <style:style style:name="T78" style:family="text">
      <style:text-properties officeooo:rsid="0041b94b"/>
    </style:style>
    <style:style style:name="T79" style:family="text">
      <style:text-properties officeooo:rsid="0041ff3e"/>
    </style:style>
    <style:style style:name="T80" style:family="text">
      <style:text-properties fo:background-color="transparent" loext:char-shading-value="0"/>
    </style:style>
    <style:style style:name="T81" style:family="text">
      <style:text-properties officeooo:rsid="00586273" fo:background-color="transparent" loext:char-shading-value="0"/>
    </style:style>
    <style:style style:name="T82" style:family="text">
      <style:text-properties officeooo:rsid="001777ab" fo:background-color="transparent" loext:char-shading-value="0"/>
    </style:style>
    <style:style style:name="T83" style:family="text">
      <style:text-properties officeooo:rsid="005d43b0" fo:background-color="transparent" loext:char-shading-value="0"/>
    </style:style>
    <style:style style:name="T84" style:family="text">
      <style:text-properties officeooo:rsid="001da88a" fo:background-color="transparent" loext:char-shading-value="0"/>
    </style:style>
    <style:style style:name="T85" style:family="text">
      <style:text-properties officeooo:rsid="00430938"/>
    </style:style>
    <style:style style:name="T86" style:family="text">
      <style:text-properties officeooo:rsid="004351ab"/>
    </style:style>
    <style:style style:name="T87" style:family="text">
      <style:text-properties officeooo:rsid="0043d394"/>
    </style:style>
    <style:style style:name="T88" style:family="text">
      <style:text-properties officeooo:rsid="0045c272"/>
    </style:style>
    <style:style style:name="T89" style:family="text">
      <style:text-properties officeooo:rsid="00479b25"/>
    </style:style>
    <style:style style:name="T90" style:family="text">
      <style:text-properties officeooo:rsid="0048a335"/>
    </style:style>
    <style:style style:name="T91" style:family="text">
      <style:text-properties officeooo:rsid="004bb4c0"/>
    </style:style>
    <style:style style:name="T92" style:family="text">
      <style:text-properties officeooo:rsid="004c9b21"/>
    </style:style>
    <style:style style:name="T93" style:family="text">
      <style:text-properties officeooo:rsid="004f3b98"/>
    </style:style>
    <style:style style:name="T94" style:family="text">
      <style:text-properties officeooo:rsid="004f4670"/>
    </style:style>
    <style:style style:name="T95" style:family="text">
      <style:text-properties officeooo:rsid="005130d9"/>
    </style:style>
    <style:style style:name="T96" style:family="text">
      <style:text-properties officeooo:rsid="00528d07"/>
    </style:style>
    <style:style style:name="T97" style:family="text">
      <style:text-properties officeooo:rsid="00566005"/>
    </style:style>
    <style:style style:name="T98" style:family="text">
      <style:text-properties officeooo:rsid="00586273"/>
    </style:style>
    <style:style style:name="T99" style:family="text">
      <style:text-properties officeooo:rsid="0059624d"/>
    </style:style>
    <style:style style:name="T100" style:family="text">
      <style:text-properties officeooo:rsid="005a2216"/>
    </style:style>
    <style:style style:name="T101" style:family="text">
      <style:text-properties officeooo:rsid="005bc048"/>
    </style:style>
    <style:style style:name="T102" style:family="text">
      <style:text-properties officeooo:rsid="005d15c4"/>
    </style:style>
    <style:style style:name="T103" style:family="text">
      <style:text-properties officeooo:rsid="005d43b0"/>
    </style:style>
    <style:style style:name="T104" style:family="text">
      <style:text-properties officeooo:rsid="005e4b04"/>
    </style:style>
    <style:style style:name="T105" style:family="text">
      <style:text-properties officeooo:rsid="005fae2b"/>
    </style:style>
    <style:style style:name="T106" style:family="text">
      <style:text-properties officeooo:rsid="00602568"/>
    </style:style>
    <style:style style:name="T107" style:family="text">
      <style:text-properties officeooo:rsid="00623999"/>
    </style:style>
    <style:style style:name="T108" style:family="text">
      <style:text-properties officeooo:rsid="0062c335"/>
    </style:style>
    <style:style style:name="T109" style:family="text">
      <style:text-properties officeooo:rsid="00645e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Questionnaire</text:p>
      <text:p text:style-name="P42"/>
      <text:p text:style-name="P42">Chapter 1</text:p>
      <text:p text:style-name="Standard"/>
      <text:p text:style-name="P1">Characteristics of a negotiation situation</text:p>
      <text:p text:style-name="Standard"/>
      <text:p text:style-name="P25">According to the book Essentials of Negotiation <text:span text:style-name="T1">(2016) </text:span>Sixth Edition <text:span text:style-name="T1">by </text:span>Lewicki, Roy J., Bruce Barry, and David M. Saunders<text:span text:style-name="T1"> some of the characteristics common to all negotiation situations are:</text:span></text:p>
      <text:p text:style-name="P25"/>
      <text:p text:style-name="P9">There is a conflict between the parties involved, they prefer to search for an agreement rather than to fight openly and they thin<text:span text:style-name="T4">k</text:span> they can get a better deal by reaching an agreement</text:p>
      <text:p text:style-name="P9"/>
      <text:p text:style-name="P10">The parties involved have opposing interests, they do not contemplate scenarios where negotiating is not optimal or efficient and they need to manage the tangibles and intangibles items </text:p>
      <text:p text:style-name="P9"/>
      <text:p text:style-name="P11"><text:span text:style-name="T3">The participants <text:s/>engage in a “give-and-take” process because of its </text:span><text:span text:style-name="T4">conflicting</text:span><text:span text:style-name="T3"> interest</text:span><text:span text:style-name="T4">s</text:span><text:span text:style-name="T3">, </text:span><text:span text:style-name="T4">they avoid the influence of psychological motivations and they focused on the tangible aspects</text:span></text:p>
      <text:p text:style-name="P25"/>
      <text:p text:style-name="P32">Checkout Chapter 1 page<text:span text:style-name="T1">s</text:span> <text:span text:style-name="T1">6-9</text:span> in the book <text:span text:style-name="T2">Essentials of Negotiation </text:span><text:span text:style-name="T1">(2016) </text:span><text:span text:style-name="T2">Sixth Edition</text:span></text:p>
      <text:p text:style-name="P32"/>
      <text:p text:style-name="P53">Interdependence</text:p>
      <text:p text:style-name="P44"/>
      <text:p text:style-name="P44">A<text:span text:style-name="T31">ccording to the book Essentials of Negotiation (2016) Sixth Edition by Lewicki, Roy J., Bruce Barry, and David M. Saunders the concept of interdependence in a negotiation context refers to:</text:span></text:p>
      <text:p text:style-name="P58"/>
      <text:p text:style-name="P59">The parties involved need to coordinate or choose to work together despite their opposing interests because the outcome is better in relation to a situation where they work by their own<text:span text:style-name="T26"> </text:span></text:p>
      <text:p text:style-name="P66"/>
      <text:p text:style-name="P59"><text:span text:style-name="T26">The parties involved reason strategically </text:span><text:span text:style-name="T27">t</text:span><text:span text:style-name="T26">ak</text:span><text:span text:style-name="T27">ing</text:span><text:span text:style-name="T26"> into account the expectations </text:span><text:span text:style-name="T27">and behavior of the counterpart to decide the course of action </text:span><text:span text:style-name="T28">when adopting a joint decision in the negotiation</text:span></text:p>
      <text:p text:style-name="P67"/>
      <text:p text:style-name="P13"><text:span text:style-name="T42">T</text:span><text:span text:style-name="T43">he parties </text:span><text:span text:style-name="T44">in the negotiation take into </text:span><text:span text:style-name="T46">consideration</text:span><text:span text:style-name="T44"> the </text:span><text:span text:style-name="T26">possible decisions <text:s/>or strategies </text:span><text:span text:style-name="T29">of the other parts involved </text:span><text:span text:style-name="T30">and</text:span><text:span text:style-name="T45"> their </text:span><text:span text:style-name="T29">similar, opposed or mixed interests when</text:span><text:span text:style-name="T26"> formulating </text:span><text:span text:style-name="T29">a </text:span><text:span text:style-name="T26">strategy </text:span><text:span text:style-name="T29"><text:s/></text:span><text:span text:style-name="T26"><text:s/></text:span></text:p>
      <text:p text:style-name="P66"/>
      <text:p text:style-name="P12"><text:span text:style-name="T32">Checkout Chapter 1 </text:span><text:span text:style-name="T6">page </text:span><text:span text:style-name="T7">10</text:span><text:span text:style-name="T6"> in the book </text:span><text:span text:style-name="T8">Essentials of Negotiation </text:span><text:span text:style-name="T9">(2016) </text:span><text:span text:style-name="T8">Sixth Edition</text:span></text:p>
      <text:p text:style-name="P49"/>
      <text:p text:style-name="P54"><text:span text:style-name="T53">Dilemmas of m</text:span>utual adjustment</text:p>
      <text:p text:style-name="P50"/>
      <text:p text:style-name="P45"><text:span text:style-name="T2">A</text:span><text:span text:style-name="T47">ccording to the book Essentials of Negotiation (2016) Sixth Edition by Lewicki, Roy J., Bruce Barry, and David M. Saunders </text:span><text:span text:style-name="T48">one of the dilemma</text:span><text:span text:style-name="T51">s</text:span><text:span text:style-name="T48"> of m</text:span><text:span text:style-name="T49">utual adjustment </text:span><text:span text:style-name="T48">is</text:span><text:span text:style-name="T47">:</text:span></text:p>
      <text:p text:style-name="P60"/>
      <text:p text:style-name="P14"><text:span text:style-name="T33">H</text:span><text:span text:style-name="T34">ow much truth to tell the </text:span><text:span text:style-name="T33">counterpart </text:span><text:span text:style-name="T35">without giving them the opportunity to take advantage or destroying the process of creating trust</text:span></text:p>
      <text:p text:style-name="P63"/>
      <text:p text:style-name="P63">How much information given from the counterpart should negotiators use in formulating a negotiation strategy to take advantage of the situation</text:p>
      <text:p text:style-name="P63"/>
      <text:p text:style-name="P15"><text:span text:style-name="T35">How much you should trust </text:span><text:span text:style-name="T34">the </text:span><text:span text:style-name="T33">counterpart </text:span><text:span text:style-name="T36">in the process of planning a negotiation and finding an optimal solution to make concessions</text:span></text:p>
      <text:p text:style-name="P41"><text:soft-page-break/></text:p>
      <text:p text:style-name="P33">Checkout Chapter 1 page<text:span text:style-name="T1">s</text:span> <text:span text:style-name="T54">14</text:span><text:span text:style-name="T1">-</text:span><text:span text:style-name="T54">15</text:span> in the book <text:span text:style-name="T2">Essentials of Negotiation </text:span><text:span text:style-name="T1">(2016) </text:span><text:span text:style-name="T2">Sixth Edition</text:span></text:p>
      <text:p text:style-name="P33"/>
      <text:p text:style-name="P55">Zero-sum or distributive situations</text:p>
      <text:p text:style-name="P51"/>
      <text:p text:style-name="P46"><text:span text:style-name="T2">A</text:span><text:span text:style-name="T47">ccording to the book Essentials of Negotiation (2016) Sixth Edition by Lewicki, Roy J., Bruce Barry, and David M. Saunders </text:span><text:span text:style-name="T50">in a zero-sum negotiation situation</text:span><text:span text:style-name="T47">:</text:span></text:p>
      <text:p text:style-name="P61"/>
      <text:p text:style-name="P48"><text:span text:style-name="T47">T</text:span><text:span text:style-name="T31">he typical approach is to use win–lose tactics and adopt a distributive bargaining style which implies claiming value</text:span></text:p>
      <text:p text:style-name="P64"/>
      <text:p text:style-name="P64">The usual approach is to use win–win strategies and adopt an integrative negotiation which implies creating value</text:p>
      <text:p text:style-name="P64"/>
      <text:p text:style-name="P16"><text:span text:style-name="T37">The best option is to use a mix set of win–lose and win–win approaches which implies </text:span><text:span text:style-name="T38">first </text:span><text:span text:style-name="T37">claiming and </text:span><text:span text:style-name="T38">then </text:span><text:span text:style-name="T37">creating value <text:s/></text:span></text:p>
      <text:p text:style-name="P2"/>
      <text:p text:style-name="P36">Checkout Chapter <text:span text:style-name="T57">1 </text:span>page<text:span text:style-name="T1">s </text:span>1<text:span text:style-name="T55">5-1</text:span><text:span text:style-name="T56">6</text:span> <text:s/>in the book <text:span text:style-name="T2">Essentials of Negotiation </text:span><text:span text:style-name="T1">(2016) </text:span><text:span text:style-name="T2">Sixth Edition</text:span></text:p>
      <text:p text:style-name="P34"/>
      <text:p text:style-name="P56">Conflict</text:p>
      <text:p text:style-name="P52"/>
      <text:p text:style-name="P47"><text:span text:style-name="T2">A</text:span><text:span text:style-name="T47">ccording to the book Essentials of Negotiation (2016) Sixth Edition by Lewicki, Roy J., Bruce Barry, and David M. Saunders </text:span><text:span text:style-name="T52">if negotiating is conceived as a strategy to manage conflict we can conclude that</text:span><text:span text:style-name="T47">:</text:span></text:p>
      <text:p text:style-name="P62"/>
      <text:p text:style-name="P47"><text:span text:style-name="T47">The objective </text:span><text:span text:style-name="T52">of negotiators </text:span><text:span text:style-name="T47">is not to eliminate conflict but to learn how to manage it to control </text:span><text:span text:style-name="T52">its</text:span><text:span text:style-name="T47"> destructive elements </text:span><text:span text:style-name="T52">in the negotiation process</text:span></text:p>
      <text:p text:style-name="P62"/>
      <text:p text:style-name="P17"><text:span text:style-name="T37">The objective </text:span><text:span text:style-name="T39">of negotiators </text:span><text:span text:style-name="T37">is to eliminate conflict </text:span><text:span text:style-name="T39">taking into account the dysfunctional aspects of it and the negative effects produced over the negotiation</text:span></text:p>
      <text:p text:style-name="P65"/>
      <text:p text:style-name="P18"><text:span text:style-name="T37">The objective </text:span><text:span text:style-name="T39">of negotiators </text:span><text:span text:style-name="T37">is to </text:span><text:span text:style-name="T40">avoid</text:span><text:span text:style-name="T37"> conflict </text:span><text:span text:style-name="T40">taking into account that the co</text:span><text:span text:style-name="T41">s</text:span><text:span text:style-name="T40">ts related to the </text:span><text:span text:style-name="T39">dysfunctio</text:span><text:span text:style-name="T40">ns of conflict overcome the productive aspects of it</text:span></text:p>
      <text:p text:style-name="P3"/>
      <text:p text:style-name="P35">Checkout Chapter <text:span text:style-name="T57">1 </text:span>page<text:span text:style-name="T1">s</text:span> <text:s/><text:span text:style-name="T57">20-21 </text:span>in the book <text:span text:style-name="T2">Essentials of Negotiation </text:span><text:span text:style-name="T1">(2016) </text:span><text:span text:style-name="T2">Sixth Edition</text:span></text:p>
      <text:p text:style-name="P35"/>
      <text:p text:style-name="P43">Chapter <text:span text:style-name="T58">2</text:span></text:p>
      <text:p text:style-name="P68"/>
      <text:p text:style-name="P4">Target point</text:p>
      <text:p text:style-name="P68"/>
      <text:p text:style-name="P26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59">the target point in a distributive </text:span><text:span text:style-name="T62">b</text:span><text:span text:style-name="T59">argaining situation refers to:</text:span></text:p>
      <text:p text:style-name="P26"/>
      <text:p text:style-name="P19"><text:span text:style-name="T59">T</text:span>he point <text:span text:style-name="T59">where a </text:span>negotiator would like to conclude negotiations</text:p>
      <text:p text:style-name="P19"/>
      <text:p text:style-name="P20"><text:span text:style-name="T59">T</text:span>he point <text:span text:style-name="T59">where a </text:span>negotiator <text:span text:style-name="T59">will not go in a negotiation situation</text:span></text:p>
      <text:p text:style-name="P19"/>
      <text:p text:style-name="P19"><text:span text:style-name="T59">T</text:span>he first <text:span text:style-name="T59">point</text:span> <text:span text:style-name="T59">a negotiator </text:span>will quote to the <text:span text:style-name="T59">counterpart when negotiating</text:span></text:p>
      <text:p text:style-name="P26"/>
      <text:p text:style-name="P37"><text:soft-page-break/>Checkout Chapter <text:span text:style-name="T58">2</text:span> page<text:span text:style-name="T1">s </text:span><text:span text:style-name="T60">29-30 </text:span>in the book <text:span text:style-name="T2">Essentials of Negotiation </text:span><text:span text:style-name="T1">(2016) </text:span><text:span text:style-name="T2">Sixth Edition</text:span></text:p>
      <text:p text:style-name="P37"/>
      <text:p text:style-name="P5">Ta<text:span text:style-name="T61">ctical tasks</text:span></text:p>
      <text:p text:style-name="P69"/>
      <text:p text:style-name="P27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61">some of the tactical</text:span><text:span text:style-name="T59"> </text:span><text:span text:style-name="T61">tasks </text:span><text:span text:style-name="T59">in a distributive </text:span><text:span text:style-name="T66">b</text:span><text:span text:style-name="T59">argaining situation </text:span><text:span text:style-name="T61">are</text:span><text:span text:style-name="T59">:</text:span></text:p>
      <text:p text:style-name="P27"/>
      <text:p text:style-name="P70">Manipulating the costs of delay in a negotiation by for example increasing the cost of not reaching an agreement and modify the counterpart perceptions by for example making outcomes appear less attractive</text:p>
      <text:p text:style-name="P70"/>
      <text:p text:style-name="P71">Manag<text:span text:style-name="T63">ing</text:span> the <text:span text:style-name="T63">counterpart</text:span> <text:span text:style-name="T63">i</text:span>mpressions <text:s/>in a negotiation by for example <text:span text:style-name="T63">omitting information relevant to the negotiation and assess the </text:span><text:span text:style-name="T64">counterpart</text:span><text:span text:style-name="T63"> </text:span><text:span text:style-name="T64">aspiration</text:span>, <text:span text:style-name="T64">resistance and initial points by for example a </text:span><text:span text:style-name="T65">forward</text:span><text:span text:style-name="T64"> assessment</text:span></text:p>
      <text:p text:style-name="P71"/>
      <text:p text:style-name="P72">Controlling the information sent to the counterpart in relation to one’s BATNA <text:span text:style-name="T62">by for example </text:span>applying an indirect assessment and assessing the counterpart target and resistance points <text:span text:style-name="T64">by for example</text:span> using screening activities</text:p>
      <text:p text:style-name="P27"/>
      <text:p text:style-name="P38">Checkout Chapter <text:span text:style-name="T58">2</text:span> page<text:span text:style-name="T1">s </text:span><text:span text:style-name="T63">36-42 </text:span>in the book <text:span text:style-name="T2">Essentials of Negotiation </text:span><text:span text:style-name="T1">(2016) </text:span><text:span text:style-name="T2">Sixth Edition</text:span></text:p>
      <text:p text:style-name="P38"/>
      <text:p text:style-name="P6">Positions <text:span text:style-name="T67">t</text:span>aken during distributive <text:span text:style-name="T66">b</text:span>argaining situation<text:span text:style-name="T67">s</text:span></text:p>
      <text:p text:style-name="P73"/>
      <text:p text:style-name="P29">According to the book Essentials of Negotiation <text:span text:style-name="T1">(2016) </text:span>Sixth Edition <text:span text:style-name="T1">by </text:span>Lewicki, Roy J., Bruce Barry, and David M. Saunders <text:span text:style-name="T67">in the context of a </text:span><text:span text:style-name="T59">distributive </text:span><text:span text:style-name="T66">b</text:span><text:span text:style-name="T59">argaining situation </text:span><text:span text:style-name="T67">taking positions covers some of the following elements</text:span><text:span text:style-name="T59">:</text:span></text:p>
      <text:p text:style-name="P28"/>
      <text:p text:style-name="P21"><text:span text:style-name="T68">Defining the opening offer, the attitude to adopt during the negotiation, the possible concessions to be made and conveying the message to </text:span><text:span text:style-name="T5">signal </text:span><text:span text:style-name="T10">the final offer</text:span></text:p>
      <text:p text:style-name="P57"/>
      <text:p text:style-name="P79">Obtaining information about the BATNA, resistance point and costs of terminating the negotiations of the counterpart and planning the tactics to <text:span text:style-name="T77">a </text:span>close the deal</text:p>
      <text:p text:style-name="P22"/>
      <text:p text:style-name="P22"><text:span text:style-name="T70">Assessing</text:span><text:span text:style-name="T69"> the potential settlement points </text:span><text:span text:style-name="T70">that may occur in a negotiation to establish a strategy and identifying hardball </text:span><text:span text:style-name="T69">tactics </text:span><text:span text:style-name="T70">during negotiation to deal with them</text:span><text:span text:style-name="T69"> <text:s/></text:span></text:p>
      <text:p text:style-name="P28"/>
      <text:p text:style-name="P39">Checkout Chapter <text:span text:style-name="T58">2</text:span> page<text:span text:style-name="T1">s</text:span><text:span text:style-name="T63"> </text:span><text:span text:style-name="T71">42-49 </text:span>in the book <text:span text:style-name="T2">Essentials of Negotiation </text:span><text:span text:style-name="T1">(2016) </text:span><text:span text:style-name="T2">Sixth Edition</text:span></text:p>
      <text:p text:style-name="P39"/>
      <text:p text:style-name="P7">Closing the deal tactics</text:p>
      <text:p text:style-name="P74"/>
      <text:p text:style-name="P30">According to the book Essentials of Negotiation <text:span text:style-name="T1">(2016) </text:span>Sixth Edition <text:span text:style-name="T1">by </text:span>Lewicki, Roy J., Bruce Barry, and David M. Saunders <text:span text:style-name="T71">some of the tactics to close </text:span><text:span text:style-name="T78">a </text:span><text:span text:style-name="T71">deal are</text:span><text:span text:style-name="T59">:</text:span></text:p>
      <text:p text:style-name="P30"/>
      <text:p text:style-name="P23">Saving a special concession <text:span text:style-name="T72">at</text:span> the end of the negotiation <text:span text:style-name="T72">and providing different available alternatives to the counterpart</text:span></text:p>
      <text:p text:style-name="P23"/>
      <text:p text:style-name="P75">Proposing an exaggerated opening offer and then splitting the difference, avoiding in that way the use of a hard ball tactical</text:p>
      <text:p text:style-name="P75"/>
      <text:p text:style-name="P80"><text:soft-page-break/>Offering an <text:span text:style-name="T73">appropriate</text:span> deadline in order to pressure the counterpart through the use of selective presentation methods </text:p>
      <text:p text:style-name="P30"/>
      <text:p text:style-name="P40">Checkout Chapter <text:span text:style-name="T58">2</text:span> page<text:span text:style-name="T1">s </text:span><text:span text:style-name="T71">49-50 </text:span>in the book <text:span text:style-name="T2">Essentials of Negotiation </text:span><text:span text:style-name="T1">(2016) </text:span><text:span text:style-name="T2">Sixth Edition</text:span></text:p>
      <text:p text:style-name="P38"/>
      <text:p text:style-name="P8">Harball tactics recommendations</text:p>
      <text:p text:style-name="P78"/>
      <text:p text:style-name="P31">According to the book Essentials of Negotiation <text:span text:style-name="T1">(2016) </text:span>Sixth Edition <text:span text:style-name="T1">by </text:span>Lewicki, Roy J., Bruce Barry, and David M. Saunders <text:span text:style-name="T74">the position of the authors in relation to the use of hardball tactics is </text:span><text:span text:style-name="T75">the following</text:span><text:span text:style-name="T59">:</text:span></text:p>
      <text:p text:style-name="P76"/>
      <text:p text:style-name="P24"><text:span text:style-name="T74">The authors don’t </text:span><text:span text:style-name="T72">recommend the use of </text:span><text:span text:style-name="T74">hardball tactics because they </text:span><text:span text:style-name="T72">do more harm than good in </text:span><text:span text:style-name="T76">a negotiation context</text:span></text:p>
      <text:p text:style-name="P76"/>
      <text:p text:style-name="P77"><text:span text:style-name="T74">The authors </text:span>recommend the use of <text:span text:style-name="T74">hardball tactics because </text:span><text:span text:style-name="T75">it is an appropriate </text:span><text:span text:style-name="T76">and legitimate </text:span><text:span text:style-name="T75">way to pressure the counterpart</text:span></text:p>
      <text:p text:style-name="P77"/>
      <text:p text:style-name="P77"><text:span text:style-name="T74">The authors </text:span>recommend <text:span text:style-name="T76">not analyzing at all the </text:span><text:span text:style-name="T74">hardball tactics </text:span><text:span text:style-name="T76">in the context of negotiation because they are unethical tactics </text:span></text:p>
      <text:p text:style-name="P31"/>
      <text:p text:style-name="P81">Checkout Chapter <text:span text:style-name="T58">2</text:span> page<text:span text:style-name="T1">s </text:span><text:span text:style-name="T71">50-</text:span><text:span text:style-name="T74">51</text:span><text:span text:style-name="T71"> </text:span>in the book <text:span text:style-name="T2">Essentials of Negotiation </text:span><text:span text:style-name="T1">(2016) </text:span><text:span text:style-name="T2">Sixth Edition</text:span></text:p>
      <text:p text:style-name="P81"/>
      <text:p text:style-name="P85">Chapter <text:span text:style-name="T79">4</text:span></text:p>
      <text:p text:style-name="P85"/>
      <text:p text:style-name="P96">Goal<text:span text:style-name="T87">s: </text:span>The Focus That Drives a Negotiation Strategy</text:p>
      <text:p text:style-name="P131"/>
      <text:p text:style-name="P107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85">the determination of goals in a negotiation implies</text:span><text:span text:style-name="T1">:</text:span></text:p>
      <text:p text:style-name="P107"/>
      <text:p text:style-name="P117">Identif<text:span text:style-name="T87">ying</text:span> a measurable, specific and concrete target point to determine what as a negotiator I want to achieve <text:span text:style-name="T87">in a negotiation</text:span></text:p>
      <text:p text:style-name="P117"/>
      <text:p text:style-name="P117"><text:span text:style-name="T87">Specifying</text:span><text:span text:style-name="T86"> the possible concrete wishes that I want to attain as a negotiator before establishing a </text:span><text:span text:style-name="T87">negotiation </text:span><text:span text:style-name="T86">strategic plan </text:span></text:p>
      <text:p text:style-name="P139"/>
      <text:p text:style-name="P139">Examin<text:span text:style-name="T87">ing</text:span> the realistic boundaries or limits that I <text:span text:style-name="T87">may</text:span> offer to the counterpart taking into account <text:span text:style-name="T87">the </text:span>procedural aspects</text:p>
      <text:p text:style-name="P132"/>
      <text:p text:style-name="P87">Checkout Chapter <text:span text:style-name="T79">4</text:span> page<text:span text:style-name="T1">s</text:span> <text:span text:style-name="T85">89-92 </text:span>in the book <text:span text:style-name="T2">Essentials of Negotiation </text:span><text:span text:style-name="T1">(2016) </text:span><text:span text:style-name="T2">Sixth Edition</text:span></text:p>
      <text:p text:style-name="P87"/>
      <text:p text:style-name="P97"><text:span text:style-name="T90">A</text:span>ccommodative strateg<text:span text:style-name="T88">y</text:span></text:p>
      <text:p text:style-name="P140"/>
      <text:p text:style-name="P118"><text:span text:style-name="T2">According to the book Essentials of Negotiation </text:span><text:span text:style-name="T1">(2016) </text:span><text:span text:style-name="T2">Sixth Edition </text:span><text:span text:style-name="T1">by </text:span><text:span text:style-name="T2">Lewicki, Roy J., Bruce Barry, and David M. Saunders</text:span><text:span text:style-name="T1"> </text:span><text:span text:style-name="T88">an </text:span><text:span text:style-name="T1">accommodative strateg</text:span><text:span text:style-name="T88">y is used to</text:span><text:span text:style-name="T1">:</text:span></text:p>
      <text:p text:style-name="P108"/>
      <text:p text:style-name="P141">Build a trust relationship with the counterpart by accepting a suboptimal outcome to ask for reciprocity in the future</text:p>
      <text:p text:style-name="P141"/>
      <text:p text:style-name="P141"><text:soft-page-break/>Establish a long term relation with the counterpart to work together in the future and <text:span text:style-name="T90">to </text:span>find mutually satisfying solutions</text:p>
      <text:p text:style-name="P141"/>
      <text:p text:style-name="P119"><text:span text:style-name="T88">Adopt a win-lose strategy relationship to subordinate the counterpart and mitigate the conflict by maintaining at all cost the harmony <text:s/></text:span></text:p>
      <text:p text:style-name="P133"/>
      <text:p text:style-name="P88">Checkout Chapter <text:span text:style-name="T79">4</text:span> page<text:span text:style-name="T1">s</text:span> <text:span text:style-name="T89">92-</text:span><text:span text:style-name="T85">9</text:span><text:span text:style-name="T89">4 </text:span>in the book <text:span text:style-name="T2">Essentials of Negotiation </text:span><text:span text:style-name="T1">(2016) </text:span><text:span text:style-name="T2">Sixth Edition</text:span></text:p>
      <text:p text:style-name="P82"/>
      <text:p text:style-name="P98">Defining the Major Issue Related to Achieving the Goal</text:p>
      <text:p text:style-name="P142"/>
      <text:p text:style-name="P120"><text:span text:style-name="T2">According to the book Essentials of Negotiation </text:span><text:span text:style-name="T1">(2016) </text:span><text:span text:style-name="T2">Sixth Edition </text:span><text:span text:style-name="T1">by </text:span><text:span text:style-name="T2">Lewicki, Roy J., Bruce Barry, and David M. Saunders </text:span><text:span text:style-name="T94">defining</text:span><text:span text:style-name="T91"> the major issue to achiev</text:span><text:span text:style-name="T93">e </text:span><text:span text:style-name="T92">the </text:span><text:span text:style-name="T91">goal, refers to</text:span><text:span text:style-name="T1">: </text:span></text:p>
      <text:p text:style-name="P109"/>
      <text:p text:style-name="P143">Analyzing <text:span text:style-name="T93">what are the </text:span>key issues <text:span text:style-name="T93">to be discussed in the negotiation which will determine if it would be a single-issue or multiple-issue negotiation</text:span> </text:p>
      <text:p text:style-name="P143"/>
      <text:p text:style-name="P143">Identifying the <text:span text:style-name="T93">tangible, </text:span>intangible <text:span text:style-name="T93">and </text:span>procedural <text:span text:style-name="T93">elements of the negotiation which will impact on the choice of strategy adopted by the negotiator</text:span></text:p>
      <text:p text:style-name="P143"/>
      <text:p text:style-name="P146">Assembling the different issues, ranking their importan<text:span text:style-name="T94">ce </text:span>and defining the bargaining mix <text:span text:style-name="T94">to establish what are the items to be discussed in the negotiation</text:span></text:p>
      <text:p text:style-name="P143"/>
      <text:p text:style-name="P89">Checkout Chapter <text:span text:style-name="T79">4</text:span> page<text:span text:style-name="T1">s</text:span> <text:span text:style-name="T93">97-100 </text:span>in the book <text:span text:style-name="T2">Essentials of Negotiation </text:span><text:span text:style-name="T1">(2016) </text:span><text:span text:style-name="T2">Sixth Edition</text:span></text:p>
      <text:p text:style-name="P89"/>
      <text:p text:style-name="P99">Knowing <text:span text:style-name="T109">y</text:span>our <text:span text:style-name="T109">l</text:span>imits</text:p>
      <text:p text:style-name="P147"/>
      <text:p text:style-name="P121"><text:span text:style-name="T2">According to the book Essentials of Negotiation </text:span><text:span text:style-name="T1">(2016) </text:span><text:span text:style-name="T2">Sixth Edition </text:span><text:span text:style-name="T1">by </text:span><text:span text:style-name="T2">Lewicki, Roy J., Bruce Barry, and David M. Saunders </text:span><text:span text:style-name="T96">knowing your limits</text:span><text:span text:style-name="T91">, refers to</text:span><text:span text:style-name="T1">: </text:span></text:p>
      <text:p text:style-name="P110"/>
      <text:p text:style-name="P122"><text:span text:style-name="T11">Identifying your own resistance point to avoid agreeing to non beneficial proposals </text:span><text:span text:style-name="T12">during the negotiation</text:span></text:p>
      <text:p text:style-name="P122"><text:span text:style-name="T11"/></text:p>
      <text:p text:style-name="P123"><text:span text:style-name="T11">Identifying your own </text:span><text:span text:style-name="T12">best alternative to a negotiation agreement </text:span><text:span text:style-name="T11">to avoid </text:span><text:span text:style-name="T12">accepting non beneficial offers </text:span></text:p>
      <text:p text:style-name="P123"><text:span text:style-name="T12"/></text:p>
      <text:p text:style-name="P123"><text:span text:style-name="T11">Identifying your own </text:span><text:span text:style-name="T12">capacity to analyze and </text:span><text:span text:style-name="T13">understand </text:span><text:span text:style-name="T12">the counterpart goals, issues and resistance points</text:span></text:p>
      <text:p text:style-name="P144"/>
      <text:p text:style-name="P90">Checkout Chapter <text:span text:style-name="T79">4</text:span> page<text:span text:style-name="T1">s</text:span> <text:span text:style-name="T95">100-10</text:span><text:span text:style-name="T97">4</text:span><text:span text:style-name="T93"> </text:span>in the book <text:span text:style-name="T2">Essentials of Negotiation </text:span><text:span text:style-name="T1">(2016) </text:span><text:span text:style-name="T2">Sixth Edition</text:span></text:p>
      <text:p text:style-name="P90"/>
      <text:p text:style-name="P100">Assessing the Social Context of Negotiation</text:p>
      <text:p text:style-name="P148"/>
      <text:p text:style-name="P124"><text:span text:style-name="T2">According to the book Essentials of Negotiation </text:span><text:span text:style-name="T1">(2016) </text:span><text:span text:style-name="T2">Sixth Edition </text:span><text:span text:style-name="T1">by </text:span><text:span text:style-name="T2">Lewicki, Roy J., Bruce Barry, and David M. Saunders </text:span><text:span text:style-name="T97">assessing the social context of the negotiation, refers to</text:span><text:span text:style-name="T1">: </text:span></text:p>
      <text:p text:style-name="P111"/>
      <text:p text:style-name="P149"><text:span text:style-name="T12">A</text:span><text:span text:style-name="T5">nalyzing </text:span><text:span text:style-name="T14">the coalitions, constituents, observers and rules that </text:span><text:span text:style-name="T15">may </text:span><text:span text:style-name="T14">affect in a direct or indirect way </text:span><text:span text:style-name="T16">the</text:span><text:span text:style-name="T14"> negotiation </text:span><text:span text:style-name="T16">dynamics</text:span></text:p>
      <text:p text:style-name="P149"><text:span text:style-name="T14"/></text:p>
      <text:p text:style-name="P150"><text:soft-page-break/><text:span text:style-name="T15">Assessing your own targets and initial offer </text:span><text:span text:style-name="T24">where it may </text:span><text:span text:style-name="T15">affect the context in which a settlement can be achieved with the counterpart</text:span></text:p>
      <text:p text:style-name="P150"><text:span text:style-name="T5"/></text:p>
      <text:p text:style-name="P151"><text:span text:style-name="T5">Planning the process and structuring the context by which information is presented that may affect the negotiation agenda</text:span></text:p>
      <text:p text:style-name="P145"/>
      <text:p text:style-name="P91">Checkout Chapter <text:span text:style-name="T79">4</text:span> page<text:span text:style-name="T1">s</text:span> <text:span text:style-name="T97">104-112 </text:span>in the book <text:span text:style-name="T2">Essentials of Negotiation </text:span><text:span text:style-name="T1">(2016) </text:span><text:span text:style-name="T2">Sixth Edition</text:span></text:p>
      <text:p text:style-name="P91"/>
      <text:p text:style-name="P86">Chapter <text:span text:style-name="T98">6</text:span></text:p>
      <text:p text:style-name="P86"/>
      <text:p text:style-name="P101">Perceptual <text:span text:style-name="T100">d</text:span>istortion</text:p>
      <text:p text:style-name="P152"/>
      <text:p text:style-name="P112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99">the perceptual distortion, refers to</text:span><text:span text:style-name="T1">:</text:span></text:p>
      <text:p text:style-name="P112"/>
      <text:p text:style-name="P153">The predisposition <text:span text:style-name="T100">that a negotiator has in relation to the counterpart which may generate biases and </text:span><text:span text:style-name="T102">usually </text:span><text:span text:style-name="T100">errors in the negotiation process</text:span></text:p>
      <text:p text:style-name="P153"/>
      <text:p text:style-name="P125"><text:span text:style-name="T100">The </text:span><text:span text:style-name="T99">process by which individuals connect to their environment </text:span><text:span text:style-name="T100">and that may affect </text:span><text:span text:style-name="T101">negatively </text:span><text:span text:style-name="T100">the </text:span><text:span text:style-name="T101">context in which a negotiation take place</text:span></text:p>
      <text:p text:style-name="P125"/>
      <text:p text:style-name="P126"><text:span text:style-name="T101">The stereotypes and selective perceptions that surge in a negotiation as a result of distortions </text:span><text:span text:style-name="T102">that </text:span><text:span text:style-name="T5">arise on the part of the participants </text:span><text:span text:style-name="T17">in a negotiation</text:span></text:p>
      <text:p text:style-name="P134"/>
      <text:p text:style-name="P92">Checkout Chapter <text:span text:style-name="T98">6</text:span> page<text:span text:style-name="T1">s</text:span> <text:span text:style-name="T102">140-142 </text:span>in the book <text:span text:style-name="T2">Essentials of Negotiation </text:span><text:span text:style-name="T1">(2016) </text:span><text:span text:style-name="T2">Sixth Edition</text:span></text:p>
      <text:p text:style-name="P92"/>
      <text:p text:style-name="P102"><text:span text:style-name="T102">Framing</text:span></text:p>
      <text:p text:style-name="P154"/>
      <text:p text:style-name="P113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102">a frame refers to</text:span><text:span text:style-name="T1">:</text:span></text:p>
      <text:p text:style-name="P113"/>
      <text:p text:style-name="P155"><text:span text:style-name="T5">A subjective mechanism of interpretation by which individuals evaluate, understand and make sense of the situations they face</text:span></text:p>
      <text:p text:style-name="P155"><text:span text:style-name="T5"/></text:p>
      <text:p text:style-name="P157"><text:span text:style-name="T5">The process by which a situation can be shaped as a function of information and communication during a negotiation</text:span></text:p>
      <text:p text:style-name="P157"><text:span text:style-name="T5"/></text:p>
      <text:p text:style-name="P157"><text:span text:style-name="T5">A perceptual distortion where negotiators assign to others the characteristics or feelings that they possess themselves</text:span></text:p>
      <text:p text:style-name="P135"/>
      <text:p text:style-name="P83"><text:span text:style-name="T80">Checkout Chapter </text:span><text:span text:style-name="T81">6</text:span><text:span text:style-name="T80"> page</text:span><text:span text:style-name="T82">s</text:span><text:span text:style-name="T80"> </text:span><text:span text:style-name="T83">142-149 </text:span><text:span text:style-name="T80">in the book </text:span><text:span text:style-name="T84">Essentials of Negotiation </text:span><text:span text:style-name="T82">(2016) </text:span><text:span text:style-name="T84">Sixth Edition</text:span></text:p>
      <text:p text:style-name="P84"/>
      <text:p text:style-name="P103"><text:span text:style-name="T104">Cognitive bias: fixed-pie beliefs</text:span></text:p>
      <text:p text:style-name="P158"/>
      <text:p text:style-name="P116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104">the cognitive bias known as fixed-pie beliefs </text:span><text:span text:style-name="T102">refers to</text:span><text:span text:style-name="T1">:</text:span></text:p>
      <text:p text:style-name="P114"/>
      <text:p text:style-name="P156"><text:span text:style-name="T5">A </text:span><text:span text:style-name="T18">situation where negotiators assume that all negotiations </text:span><text:span text:style-name="T19">are zero-sum situations</text:span></text:p>
      <text:p text:style-name="P156"><text:span text:style-name="T19"/></text:p>
      <text:p text:style-name="P159"><text:soft-page-break/><text:span text:style-name="T5">A situation where negotiators tend to persist in pursuing a failing course of action </text:span></text:p>
      <text:p text:style-name="P159"><text:span text:style-name="T5"/></text:p>
      <text:p text:style-name="P159"><text:span text:style-name="T5">A situation where negotiators are overly influenced by an anchor or reference point</text:span></text:p>
      <text:p text:style-name="P136"/>
      <text:p text:style-name="P93">Checkout Chapter <text:span text:style-name="T98">6</text:span> page<text:span text:style-name="T1">s</text:span> <text:span text:style-name="T105">151</text:span><text:span text:style-name="T103">-</text:span><text:span text:style-name="T105">152</text:span><text:span text:style-name="T103"> </text:span>in the book <text:span text:style-name="T2">Essentials of Negotiation </text:span><text:span text:style-name="T1">(2016) </text:span><text:span text:style-name="T2">Sixth Edition</text:span></text:p>
      <text:p text:style-name="P93"/>
      <text:p text:style-name="P104"><text:span text:style-name="T104">Cognitive bias: </text:span><text:span text:style-name="T105">a</text:span>vailability of <text:span text:style-name="T107">i</text:span>nformation</text:p>
      <text:p text:style-name="P160"/>
      <text:p text:style-name="P116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104">the cognitive bias known as </text:span><text:span text:style-name="T105">availability </text:span><text:span text:style-name="T106">of information </text:span><text:span text:style-name="T102">refers to</text:span><text:span text:style-name="T105">:</text:span></text:p>
      <text:p text:style-name="P115"/>
      <text:p text:style-name="P127"><text:span text:style-name="T17">A </text:span><text:span text:style-name="T18">situation where negotiators </text:span><text:span text:style-name="T20">give more prominence to information that is more readily available in contrast to information that is more critical</text:span></text:p>
      <text:p text:style-name="P127"><text:span text:style-name="T20"/></text:p>
      <text:p text:style-name="P128"><text:span text:style-name="T21">A situation where negotiators, based on a restricted information set, tend to quickly settle on an outcome and then feel discomfort about this result</text:span></text:p>
      <text:p text:style-name="P128"><text:span text:style-name="T21"/></text:p>
      <text:p text:style-name="P128"><text:span text:style-name="T21">A situation </text:span><text:span text:style-name="T22">where there is a tendency of negotiators </text:span><text:span text:style-name="T24">to </text:span><text:span text:style-name="T22">assume that their ability to be correct or accurate is greater than is actually true based on biased information</text:span></text:p>
      <text:p text:style-name="P137"><text:span text:style-name="T5"/></text:p>
      <text:p text:style-name="P94">Checkout Chapter <text:span text:style-name="T98">6</text:span> page<text:span text:style-name="T1">s</text:span> <text:span text:style-name="T105">153-154 </text:span>in the book <text:span text:style-name="T2">Essentials of Negotiation </text:span><text:span text:style-name="T1">(2016) </text:span><text:span text:style-name="T2">Sixth Edition</text:span></text:p>
      <text:p text:style-name="P94"/>
      <text:p text:style-name="P105"><text:span text:style-name="T104">Cognitive bias: </text:span><text:span text:style-name="T107">e</text:span><text:span text:style-name="T104">ndowment effect</text:span></text:p>
      <text:p text:style-name="P161"/>
      <text:p text:style-name="P116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104">the cognitive bias known as </text:span><text:span text:style-name="T107">e</text:span><text:span text:style-name="T104">ndowment effect </text:span><text:span text:style-name="T102">refers to</text:span><text:span text:style-name="T105">:</text:span></text:p>
      <text:p text:style-name="P116"/>
      <text:p text:style-name="P129"><text:span text:style-name="T18">A situation where individuals </text:span><text:span text:style-name="T25">have a tendency to </text:span><text:span text:style-name="T18">inflate the value of something they </text:span><text:span text:style-name="T24">own or </text:span><text:span text:style-name="T18">have in their possession</text:span></text:p>
      <text:p text:style-name="P129"><text:span text:style-name="T18"/></text:p>
      <text:p text:style-name="P163"><text:span text:style-name="T5">A situation where individuals </text:span><text:span text:style-name="T25">usually </text:span><text:span text:style-name="T5">draw inappropriately conclusions based on</text:span><text:span text:style-name="T25"> </text:span><text:span text:style-name="T24">tiny or </text:span><text:span text:style-name="T5">small data samples</text:span></text:p>
      <text:p text:style-name="P162"><text:span text:style-name="T5"/></text:p>
      <text:p text:style-name="P130"><text:span text:style-name="T23">A situation where individuals discard the counterpart concessions simply because the other party made them </text:span></text:p>
      <text:p text:style-name="P138"><text:span text:style-name="T5"/></text:p>
      <text:p text:style-name="P95">Checkout Chapter <text:span text:style-name="T98">6</text:span> page<text:span text:style-name="T1">s</text:span> <text:span text:style-name="T109">154</text:span><text:span text:style-name="T105">-</text:span><text:span text:style-name="T109">156</text:span><text:span text:style-name="T105"> </text:span>in the book <text:span text:style-name="T2">Essentials of Negotiation </text:span><text:span text:style-name="T1">(2016) </text:span><text:span text:style-name="T2">Sixth Edi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45:57.367193941</meta:creation-date>
    <meta:generator>LibreOffice/6.4.5.2$Linux_X86_64 LibreOffice_project/40$Build-2</meta:generator>
    <dc:date>2020-10-10T17:05:44.768615636</dc:date>
    <meta:editing-duration>PT5H20M33S</meta:editing-duration>
    <meta:editing-cycles>38</meta:editing-cycles>
    <meta:document-statistic meta:table-count="0" meta:image-count="0" meta:object-count="0" meta:page-count="7" meta:paragraph-count="125" meta:word-count="2227" meta:character-count="14263" meta:non-whitespace-character-count="12139"/>
  </office:meta>
</office:document-meta>
</file>